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Standard" style:list-style-name="L2">
      <style:text-properties fo:language="en" fo:country="US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/Invoke Wrapper Architecture</text:p>
      <text:p text:style-name="P1"/>
      <text:p text:style-name="P2">1. Overview</text:p>
      <text:p text:style-name="P1">This wrapper is an incompatible OCWrappers replacement which is split in two wrappers: C++ to interface wrapper and C functions to C# wrapper. Also as a departure from the old wrapper, every method/property have to be added individually. This will make a bit annoying to search methods yet look to APIGenerator.exe program to search useful methods.</text:p>
      <text:p text:style-name="P1"/>
      <text:p text:style-name="P2">2. Advantages</text:p>
      <text:p text:style-name="P1">This wrapper uses the platform independent stance of the wrapping C++ classes and it does not use C++.Net wrappers. This will make possible to migrate NaroCAD to Visual Studio 2010.</text:p>
      <text:p text:style-name="P1">Minimalist wrappers will reduce the clutter of using common classes and making the code less prone to error.</text:p>
      <text:p text:style-name="P1">Compiling wrappers (C# side stubs) finish in second, so adding in future new package/classes/methods will work faster than the previous workflows.</text:p>
      <text:p text:style-name="P1">Make possible debugging from C++ side.</text:p>
      <text:p text:style-name="P1"/>
      <text:p text:style-name="P2">3. Workflow</text:p>
      <text:p text:style-name="P1"><text:s/>Steps:</text:p>
      <text:list xml:id="list31205102" text:style-name="L1">
        <text:list-item>
          <text:p text:style-name="P4">Add your new methods/constructors using APIGenerator tool</text:p>
        </text:list-item>
        <text:list-item>
          <text:p text:style-name="P4">Recompile wrappers</text:p>
        </text:list-item>
      </text:list>
      <text:p text:style-name="P1"/>
      <text:p text:style-name="P1">Start APIGenerator.Exe and do a search corresponding to your OCC Type.</text:p>
      <text:p text:style-name="P1">For example look for method:</text:p>
      <text:p text:style-name="P1">gp_Pnt.SetX and you will see every method that match your criterias.</text:p>
      <text:p text:style-name="P1">At the end, some methods like previous one will be done automatically as a property and may not be what you want.</text:p>
      <text:p text:style-name="P1">For this, you will need to check the checkbox that your added item is a method. For methods that do not match properties criteria (getetrs have no parameters and have to return a value, setters return void, start with Set, etc.) <text:s/>will be added as methods.</text:p>
      <text:p text:style-name="P1"/>
      <text:p text:style-name="P1">Every time you will add methods you have to recompile both the C# and the C++ wrappers.</text:p>
      <text:p text:style-name="P1">They are named: NaroCppCore (C# side) and NaroOccCore (C++ side).</text:p>
      <text:p text:style-name="P1"/>
      <text:p text:style-name="P1">In case that you add a new class to wrappers you must call \Lib\AlternateWrapper\NaroOccCore\NaroOccCore\create_vc.bat to regenerate the vcproj (this assumes having Qt SDK installed).</text:p>
      <text:p text:style-name="P1"/>
      <text:p text:style-name="P2">4. Debugging using C++ wrappers</text:p>
      <text:p text:style-name="P1">Go to \Lib\AlternateWrapper\NaroOccCore\NaroOccCore-build-desktop\ and open NaroHost.sln</text:p>
      <text:p text:style-name="P1">Build the wrappers by compiling the NaroOccCore and NaroCppCore projects.</text:p>
      <text:p text:style-name="P1"/>
      <text:p text:style-name="P1">Debuging native wrappers (the C++ project is named NaroOccCore): make sure that the above projects are having the output pointing to the NaroCAD bin/Debug folder. In Project Properties-&gt;Debugging set in the Command edit box and Working directory the path to the NaroCAD exe file, and its working directory. Ex: D:\work\bin\Debug\AppShell.exe and D:\work\bin\Debug\</text:p>
      <text:p text:style-name="P1"/>
      <text:p text:style-name="P1">Troubleshooting: if your breakpoints are not reached:</text:p>
      <text:p text:style-name="P1">- check that your project is built in Debug mode,</text:p>
      <text:p text:style-name="P1">- using Process Explorer check that the NaroOccCore and NaroCppCore are loaded from the proper path,</text:p>
      <text:p text:style-name="P1">- Visual Studio users can check if the symbols are loaded for the module going to Debug-<text:soft-page-break/>&gt;Windows-&gt;Modules,</text:p>
      <text:p text:style-name="P1">- Mihght try set Properties-&gt;Debugging-&gt;DebuggerType to NativeOnl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31T18:31:59.62</meta:creation-date>
    <dc:date>2012-06-01T11:11:59.74</dc:date>
    <meta:editing-duration>PT01H13M07S</meta:editing-duration>
    <meta:editing-cycles>11</meta:editing-cycles>
    <meta:generator>OpenOffice.org/3.2$Win32 OpenOffice.org_project/320m18$Build-9502</meta:generator>
    <meta:document-statistic meta:table-count="0" meta:image-count="0" meta:object-count="0" meta:page-count="2" meta:paragraph-count="29" meta:word-count="428" meta:character-count="2768"/>
  </office:meta>
</office:document-meta>
</file>